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7D20000018ECE0D0284.svm" manifest:media-type=""/>
  <manifest:file-entry manifest:full-path="Pictures/20000001000001CD0000012D48061BDC.svm" manifest:media-type=""/>
  <manifest:file-entry manifest:full-path="Pictures/2000000200000088000000CBC77088E6.eps" manifest:media-type=""/>
  <manifest:file-entry manifest:full-path="Pictures/20000001000003E6000000FE60B726BF.svm" manifest:media-type=""/>
  <manifest:file-entry manifest:full-path="Pictures/20000001000001DA000001292337D8EF.svm" manifest:media-type=""/>
  <manifest:file-entry manifest:full-path="Pictures/10000000000000200000002000309F1C.png" manifest:media-type="image/png"/>
  <manifest:file-entry manifest:full-path="Pictures/20000001000003EE000000FED090D7AF.svm" manifest:media-type=""/>
  <manifest:file-entry manifest:full-path="Pictures/200000010000060A000001319F055901.svm" manifest:media-type=""/>
  <manifest:file-entry manifest:full-path="Pictures/20000001000006B3000001319EA5586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SS}=\SI{1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47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SI{22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t=\SI{-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k_p=\SI{50}{\micro \ampere \per \volt \square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2.211cm" svg:height="3.301cm" svg:x="5.206cm" svg:y="0.673cm">
          <draw:image xlink:href="Pictures/2000000200000088000000CBC77088E6.eps" xlink:type="simple" xlink:show="embed" xlink:actuate="onLoad">
            <text:p/>
          </draw:image>
        </draw:frame>
        <draw:frame draw:style-name="gr2" draw:text-style-name="P1" draw:layer="layout" svg:width="2.057cm" svg:height="0.365cm" svg:x="6.012cm" svg:y="0.347cm">
          <draw:image xlink:href="Pictures/20000001000006B3000001319EA5586C.svm" xlink:type="simple" xlink:show="embed" xlink:actuate="onLoad">
            <text:p/>
          </draw:image>
        </draw:frame>
        <draw:frame draw:style-name="gr3" draw:text-style-name="P1" draw:layer="layout" svg:width="0.552cm" svg:height="0.36cm" svg:x="5.882cm" svg:y="2.412cm">
          <draw:image xlink:href="Pictures/20000001000001CD0000012D48061BDC.svm" xlink:type="simple" xlink:show="embed" xlink:actuate="onLoad">
            <text:p/>
          </draw:image>
        </draw:frame>
        <draw:frame draw:style-name="gr4" draw:text-style-name="P1" draw:layer="layout" svg:width="1.206cm" svg:height="0.304cm" svg:x="5.228cm" svg:y="2.911cm">
          <draw:image xlink:href="Pictures/20000001000003EE000000FED090D7AF.svm" xlink:type="simple" xlink:show="embed" xlink:actuate="onLoad">
            <text:p/>
          </draw:image>
        </draw:frame>
        <draw:frame draw:style-name="gr5" draw:text-style-name="P1" draw:layer="layout" svg:width="1.196cm" svg:height="0.304cm" svg:x="7.378cm" svg:y="2.958cm">
          <draw:image xlink:href="Pictures/20000001000003E6000000FE60B726BF.svm" xlink:type="simple" xlink:show="embed" xlink:actuate="onLoad">
            <text:p/>
          </draw:image>
        </draw:frame>
        <draw:frame draw:style-name="gr6" draw:text-style-name="P1" draw:layer="layout" svg:width="0.568cm" svg:height="0.355cm" svg:x="7.38cm" svg:y="2.431cm">
          <draw:image xlink:href="Pictures/20000001000001DA000001292337D8EF.svm" xlink:type="simple" xlink:show="embed" xlink:actuate="onLoad">
            <text:p/>
          </draw:image>
        </draw:frame>
        <draw:frame draw:style-name="gr7" draw:text-style-name="P1" draw:layer="layout" svg:width="1.854cm" svg:height="0.365cm" svg:x="8.985cm" svg:y="1.822cm">
          <draw:image xlink:href="Pictures/200000010000060A000001319F055901.svm" xlink:type="simple" xlink:show="embed" xlink:actuate="onLoad">
            <text:p/>
          </draw:image>
        </draw:frame>
        <draw:frame draw:style-name="gr8" draw:text-style-name="P1" draw:layer="layout" svg:width="2.401cm" svg:height="0.476cm" svg:x="9.003cm" svg:y="1.21cm">
          <draw:image xlink:href="Pictures/20000001000007D20000018ECE0D028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04T17:35:53</meta:creation-date>
    <meta:editing-duration>PT4M15S</meta:editing-duration>
    <meta:editing-cycles>4</meta:editing-cycles>
    <meta:generator>LibreOffice/3.3$Linux LibreOffice_project/330m19$Build-401</meta:generator>
    <dc:title>kkkFigures</dc:title>
    <meta:initial-creator>kkk </meta:initial-creator>
    <dc:date>2014-08-05T10:06:38</dc:date>
    <dc:creator>kkk </dc:creator>
    <meta:document-statistic meta:object-count="8"/>
    <meta:template xlink:type="simple" xlink:actuate="onRequest" xlink:title="kkkFigures" xlink:href="../../../../../.libreoffice/3/user/template/kkkFigures.otg" meta:date="2014-08-04T17:35:53"/>
  </office:meta>
</office:document-meta>
</file>